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b2b34" officeooo:paragraph-rsid="001b2b34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 dia de hoy nos dispusimos a hacer una revisión de la librería amCharts para JavaScript que nos será de utilidad para poder realizar las visualizaciones gráficas de los datos que son almacenados en por la plataforma.</text:p>
      <text:p text:style-name="P1"/>
      <text:p text:style-name="P1">Los enlaces que revisé son los siguientes:</text:p>
      <text:p text:style-name="P1"><text:a xlink:type="simple" xlink:href="https://www.amcharts.com/kbase/your-first-chart-with-amcharts/" text:style-name="Internet_20_link" text:visited-style-name="Visited_20_Internet_20_Link">https://www.amcharts.com/kbase/your-first-chart-with-amcharts/</text:a></text:p>
      <text:p text:style-name="P1"><text:a xlink:type="simple" xlink:href="https://www.amcharts.com/demos/multiple-value-axes/" text:style-name="Internet_20_link" text:visited-style-name="Visited_20_Internet_20_Link">https://www.amcharts.com/demos/multiple-value-axes/</text:a></text:p>
      <text:p text:style-name="P1"/>
      <text:p text:style-name="P1">El contenido es de utilidad para saber como trabajar con esta librería al igual que para formar un json desde djang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1:46:23.563262310</meta:creation-date>
    <dc:date>2018-02-15T11:50:22.387824283</dc:date>
    <meta:editing-duration>PT3M59S</meta:editing-duration>
    <meta:editing-cycles>1</meta:editing-cycles>
    <meta:document-statistic meta:table-count="0" meta:image-count="0" meta:object-count="0" meta:page-count="1" meta:paragraph-count="5" meta:word-count="67" meta:character-count="490" meta:non-whitespace-character-count="428"/>
    <meta:generator>LibreOffice/5.4.0.3$Linux_X86_64 LibreOffice_project/40m0$Build-3</meta:generator>
  </office:meta>
</office:document-meta>
</file>